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Fine_20_Dashed"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106cm" svg:stroke-color="#6600cc" draw:marker-start-width="0.359cm" draw:marker-end-width="0.359cm" draw:fill-color="#6600cc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6600cc" draw:marker-start-width="0.359cm" draw:marker-end-width="0.359cm" draw:fill-color="#330099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ff00cc" draw:marker-start-width="0.359cm" draw:marker-end-width="0.359cm" draw:fill-color="#6600cc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116cm" fo:min-width="7.066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Fine_20_Dashed" svg:stroke-width="0.106cm" svg:stroke-color="#9900ff" draw:marker-start-width="0.359cm" draw:marker-end-width="0.3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dash" draw:stroke-dash="Fine_20_Dashed" svg:stroke-width="0.106cm" svg:stroke-color="#cc00cc" draw:marker-start-width="0.359cm" draw:marker-end-width="0.359cm" draw:textarea-vertical-align="middle" fo:padding-top="0.178cm" fo:padding-bottom="0.178cm" fo:padding-left="0.303cm" fo:padding-right="0.303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/>
    </style:style>
    <style:style style:name="P5" style:family="paragraph">
      <loext:graphic-properties draw:fill="none" draw:fill-color="#ffffff"/>
      <style:paragraph-properties fo:text-align="center"/>
      <style:text-properties fo:color="#ff6600"/>
    </style:style>
    <style:style style:name="P6" style:family="paragraph">
      <loext:graphic-properties draw:fill="none" draw:fill-color="#ffffff"/>
      <style:paragraph-properties fo:text-align="center"/>
      <style:text-properties fo:color="#cc9900"/>
    </style:style>
    <style:style style:name="P7" style:family="paragraph">
      <loext:graphic-properties draw:fill="none" draw:fill-color="#ffffff"/>
      <style:paragraph-properties fo:text-align="center"/>
      <style:text-properties fo:color="#009900"/>
    </style:style>
    <style:style style:name="P8" style:family="paragraph">
      <loext:graphic-properties draw:fill="none" draw:fill-color="#ffffff"/>
      <style:paragraph-properties fo:text-align="center"/>
      <style:text-properties fo:color="#0000cc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P15" style:family="paragraph">
      <loext:graphic-properties draw:fill="none" draw:fill-color="#ffffff"/>
      <style:text-properties fo:color="#ff6600" fo:font-size="24pt" style:text-underline-style="solid" style:text-underline-width="auto" style:text-underline-color="font-color" style:font-size-asian="24pt" style:font-size-complex="24pt"/>
    </style:style>
    <style:style style:name="P16" style:family="paragraph">
      <loext:graphic-properties draw:fill="none" draw:fill-color="#ffffff"/>
      <style:text-properties fo:color="#0066cc"/>
    </style:style>
    <style:style style:name="P17" style:family="paragraph">
      <loext:graphic-properties draw:fill="none" draw:fill-color="#ffffff"/>
      <style:text-properties fo:color="#ff6600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-color="#6600cc"/>
      <style:paragraph-properties fo:text-align="center"/>
      <style:text-properties fo:color="#6600cc"/>
    </style:style>
    <style:style style:name="P21" style:family="paragraph">
      <loext:graphic-properties draw:fill-color="#330099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  <style:text-properties fo:color="#6600cc" fo:font-size="24pt" style:font-size-asian="24pt" style:font-size-complex="24pt"/>
    </style:style>
    <style:style style:name="P24" style:family="paragraph">
      <loext:graphic-properties draw:fill="none" draw:fill-color="#ffffff"/>
      <style:paragraph-properties fo:text-align="center"/>
      <style:text-properties fo:color="#cc00cc" fo:font-size="24pt" style:font-size-asian="24pt" style:font-size-complex="24pt"/>
    </style:style>
    <style:style style:name="P25" style:family="paragraph">
      <loext:graphic-properties draw:fill="none" draw:fill-color="#ffffff"/>
      <style:text-properties fo:font-size="18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/>
    </style:style>
    <style:style style:name="T3" style:family="text">
      <style:text-properties fo:color="#ff6600"/>
    </style:style>
    <style:style style:name="T4" style:family="text">
      <style:text-properties fo:color="#cc9900"/>
    </style:style>
    <style:style style:name="T5" style:family="text">
      <style:text-properties fo:color="#009900"/>
    </style:style>
    <style:style style:name="T6" style:family="text">
      <style:text-properties fo:color="#0000c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ff660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0066cc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6600cc" fo:font-size="24pt" style:font-size-asian="24pt" style:font-size-complex="24pt"/>
    </style:style>
    <style:style style:name="T15" style:family="text">
      <style:text-properties fo:color="#6600cc" fo:font-size="16pt" style:font-size-asian="16pt" style:font-size-complex="16pt"/>
    </style:style>
    <style:style style:name="T16" style:family="text">
      <style:text-properties fo:color="#cc00cc" fo:font-size="24pt" style:font-size-asian="24pt" style:font-size-complex="24pt"/>
    </style:style>
    <style:style style:name="T17" style:family="text">
      <style:text-properties fo:color="#cc00cc" fo:font-size="16pt" style:font-size-asian="16pt" style:font-size-complex="16pt"/>
    </style:style>
    <style:style style:name="T18" style:family="text">
      <style:text-properties fo:color="#000000"/>
    </style:style>
    <style:style style:name="T19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2" draw:layer="layout" svg:width="7cm" svg:height="3.4cm" svg:x="1.001cm" svg:y="0.827cm">
          <text:p text:style-name="P1"><text:span text:style-name="T1">取最小、乘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4" draw:layer="layout" svg:width="1.6cm" svg:height="0.962cm" svg:x="8.701cm" svg:y="2cm">
            <draw:text-box>
              <text:p text:style-name="P3"><text:span text:style-name="T2">VS</text:span></text:p>
            </draw:text-box>
          </draw:frame>
          <draw:frame draw:style-name="gr2" draw:text-style-name="P5" draw:layer="layout" svg:width="1.6cm" svg:height="0.962cm" svg:x="11.701cm" svg:y="2cm">
            <draw:text-box>
              <text:p text:style-name="P3"><text:span text:style-name="T3">S</text:span></text:p>
            </draw:text-box>
          </draw:frame>
          <draw:frame draw:style-name="gr2" draw:text-style-name="P6" draw:layer="layout" svg:width="1.6cm" svg:height="0.962cm" svg:x="14.701cm" svg:y="2cm">
            <draw:text-box>
              <text:p text:style-name="P3"><text:span text:style-name="T4">M</text:span></text:p>
            </draw:text-box>
          </draw:frame>
          <draw:frame draw:style-name="gr2" draw:text-style-name="P7" draw:layer="layout" svg:width="1.6cm" svg:height="0.962cm" svg:x="17.701cm" svg:y="2cm">
            <draw:text-box>
              <text:p text:style-name="P3"><text:span text:style-name="T5">L</text:span></text:p>
            </draw:text-box>
          </draw:frame>
          <draw:frame draw:style-name="gr2" draw:text-style-name="P8" draw:layer="layout" svg:width="1.6cm" svg:height="0.962cm" svg:x="20.701cm" svg:y="2cm">
            <draw:text-box>
              <text:p text:style-name="P3"><text:span text:style-name="T6">VL</text:span></text:p>
            </draw:text-box>
          </draw:frame>
          <draw:custom-shape draw:style-name="gr3" draw:text-style-name="P9" xml:id="id1" draw:id="id1" draw:layer="layout" svg:width="0.2cm" svg:height="0.2cm" svg:x="9.4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12.401cm" svg:y="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15.401cm" svg:y="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18.402cm" svg:y="3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21.403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21.404cm" svg:y="3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0" draw:layer="layout" svg:x1="8.9cm" svg:y1="11cm" svg:x2="26.1cm" svg:y2="11cm">
              <text:p/>
            </draw:line>
            <draw:line draw:style-name="gr4" draw:text-style-name="P10" draw:layer="layout" svg:x1="9.5cm" svg:y1="10.5cm" svg:x2="9.5cm" svg:y2="11.5cm">
              <text:p/>
            </draw:line>
            <draw:line draw:style-name="gr4" draw:text-style-name="P10" draw:layer="layout" svg:x1="12.5cm" svg:y1="10.5cm" svg:x2="12.5cm" svg:y2="11.5cm">
              <text:p/>
            </draw:line>
            <draw:line draw:style-name="gr4" draw:text-style-name="P10" draw:layer="layout" svg:x1="15.5cm" svg:y1="10.5cm" svg:x2="15.5cm" svg:y2="11.5cm">
              <text:p/>
            </draw:line>
            <draw:line draw:style-name="gr4" draw:text-style-name="P10" draw:layer="layout" svg:x1="18.5cm" svg:y1="10.5cm" svg:x2="18.5cm" svg:y2="11.5cm">
              <text:p/>
            </draw:line>
            <draw:line draw:style-name="gr4" draw:text-style-name="P10" draw:layer="layout" svg:x1="21.5cm" svg:y1="10.5cm" svg:x2="21.5cm" svg:y2="11.5cm">
              <text:p/>
            </draw:line>
            <draw:line draw:style-name="gr4" draw:text-style-name="P10" draw:layer="layout" svg:x1="24.5cm" svg:y1="10.5cm" svg:x2="24.5cm" svg:y2="11.5cm">
              <text:p/>
            </draw:line>
            <draw:frame draw:style-name="gr2" draw:text-style-name="P11" draw:layer="layout" svg:width="0.8cm" svg:height="0.962cm" svg:x="9.1cm" svg:y="11.5cm">
              <draw:text-box>
                <text:p>0</text:p>
              </draw:text-box>
            </draw:frame>
            <draw:frame draw:style-name="gr5" draw:text-style-name="P12" draw:layer="layout" svg:width="1.8cm" svg:height="1.673cm" svg:x="11.7cm" svg:y="11.5cm">
              <draw:text-box>
                <text:p text:style-name="P3">0.25</text:p>
              </draw:text-box>
            </draw:frame>
            <draw:frame draw:style-name="gr2" draw:text-style-name="P12" draw:layer="layout" svg:width="1.6cm" svg:height="0.962cm" svg:x="14.7cm" svg:y="11.5cm">
              <draw:text-box>
                <text:p text:style-name="P3">0.5</text:p>
              </draw:text-box>
            </draw:frame>
            <draw:frame draw:style-name="gr5" draw:text-style-name="P12" draw:layer="layout" svg:width="1.8cm" svg:height="1.673cm" svg:x="17.5cm" svg:y="11.5cm">
              <draw:text-box>
                <text:p text:style-name="P3">0.75</text:p>
              </draw:text-box>
            </draw:frame>
            <draw:frame draw:style-name="gr2" draw:text-style-name="P12" draw:layer="layout" svg:width="1.6cm" svg:height="0.962cm" svg:x="20.7cm" svg:y="11.5cm">
              <draw:text-box>
                <text:p text:style-name="P3">1</text:p>
              </draw:text-box>
            </draw:frame>
            <draw:custom-shape draw:style-name="gr3" draw:text-style-name="P9" draw:layer="layout" svg:width="0.2cm" svg:height="0.2cm" svg:x="9.401cm" svg:y="1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9" draw:layer="layout" svg:width="0.2cm" svg:height="0.2cm" svg:x="12.402cm" svg:y="10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9" draw:layer="layout" svg:width="0.2cm" svg:height="0.2cm" svg:x="15.403cm" svg:y="10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9" draw:layer="layout" svg:width="0.2cm" svg:height="0.2cm" svg:x="18.404cm" svg:y="10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9" draw:layer="layout" svg:width="0.2cm" svg:height="0.2cm" svg:x="21.405cm" svg:y="10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9" draw:layer="layout" svg:width="0.2cm" svg:height="0.2cm" svg:x="24.406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6" draw:text-style-name="P10" draw:layer="layout" draw:type="line" svg:x1="9.5cm" svg:y1="3.4cm" svg:x2="12.502cm" svg:y2="10.902cm" draw:start-shape="id1" draw:start-glue-point="8" svg:d="M9500 3400l3002 7502" svg:viewBox="0 0 3003 7503">
            <text:p/>
          </draw:connector>
          <draw:connector draw:style-name="gr7" draw:text-style-name="P10" xml:id="id2" draw:id="id2" draw:layer="layout" draw:type="line" svg:x1="12.5cm" svg:y1="3.4cm" svg:x2="15.502cm" svg:y2="10.902cm" svg:d="M12500 3400l3002 7502" svg:viewBox="0 0 3003 7503">
            <text:p/>
          </draw:connector>
          <draw:connector draw:style-name="gr8" draw:text-style-name="P10" draw:layer="layout" draw:type="line" svg:x1="15.5cm" svg:y1="3.4cm" svg:x2="18.502cm" svg:y2="10.902cm" svg:d="M15500 3400l3002 7502" svg:viewBox="0 0 3003 7503">
            <text:p/>
          </draw:connector>
          <draw:connector draw:style-name="gr9" draw:text-style-name="P10" draw:layer="layout" draw:type="line" svg:x1="18.5cm" svg:y1="3.4cm" svg:x2="21.502cm" svg:y2="10.902cm" svg:d="M18500 3400l3002 7502" svg:viewBox="0 0 3003 7503">
            <text:p/>
          </draw:connector>
          <draw:connector draw:style-name="gr10" draw:text-style-name="P10" draw:layer="layout" draw:type="line" svg:x1="21.5cm" svg:y1="3.3cm" svg:x2="26.179cm" svg:y2="3.338cm" svg:d="M21500 3300l4679 38" svg:viewBox="0 0 4680 39">
            <text:p/>
          </draw:connector>
          <draw:connector draw:style-name="gr7" draw:text-style-name="P10" draw:layer="layout" draw:type="line" svg:x1="12.5cm" svg:y1="3.4cm" svg:x2="9.572cm" svg:y2="10.93cm" draw:start-shape="id2" draw:start-glue-point="2" svg:d="M12500 3400l-2928 7530" svg:viewBox="0 0 2929 7531">
            <text:p/>
          </draw:connector>
          <draw:connector draw:style-name="gr8" draw:text-style-name="P10" draw:layer="layout" draw:type="line" svg:x1="15.5cm" svg:y1="3.4cm" svg:x2="12.572cm" svg:y2="10.93cm" svg:d="M15500 3400l-2928 7530" svg:viewBox="0 0 2929 7531">
            <text:p/>
          </draw:connector>
          <draw:connector draw:style-name="gr9" draw:text-style-name="P10" draw:layer="layout" draw:type="line" svg:x1="18.5cm" svg:y1="3.4cm" svg:x2="15.572cm" svg:y2="10.93cm" svg:d="M18500 3400l-2928 7530" svg:viewBox="0 0 2929 7531">
            <text:p/>
          </draw:connector>
          <draw:connector draw:style-name="gr10" draw:text-style-name="P10" draw:layer="layout" draw:type="line" svg:x1="21.5cm" svg:y1="3.4cm" svg:x2="18.572cm" svg:y2="10.93cm" svg:d="M21500 3400l-2928 7530" svg:viewBox="0 0 2929 7531">
            <text:p/>
          </draw:connector>
          <draw:connector draw:style-name="gr11" draw:text-style-name="P3" draw:layer="layout" svg:x1="9.571cm" svg:y1="3.371cm" svg:x2="9.572cm" svg:y2="10.93cm" draw:start-shape="id1" draw:start-glue-point="9" svg:d="M9571 3371v4071h1v3488" svg:viewBox="0 0 2 7560">
            <text:p/>
          </draw:connector>
          <draw:frame draw:style-name="gr12" draw:text-style-name="P13" draw:layer="layout" svg:width="3.8cm" svg:height="1.242cm" svg:x="5.4cm" svg:y="5.8cm">
            <draw:text-box>
              <text:p text:style-name="P3"><text:span text:style-name="T7">X</text:span><text:span text:style-name="T8">1</text:span><text:span text:style-name="T7">、</text:span><text:span text:style-name="T7">X</text:span><text:span text:style-name="T8">2</text:span></text:p>
            </draw:text-box>
          </draw:frame>
        </draw:g>
        <draw:frame draw:style-name="gr12" draw:text-style-name="P14" draw:layer="layout" svg:width="4.2cm" svg:height="1.242cm" svg:x="4.8cm" svg:y="12.9cm">
          <draw:text-box>
            <text:p><text:span text:style-name="T9">取最小</text:span></text:p>
          </draw:text-box>
        </draw:frame>
        <draw:frame draw:style-name="gr12" draw:text-style-name="P15" draw:layer="layout" svg:width="4.2cm" svg:height="1.242cm" svg:x="4.8cm" svg:y="16.8cm">
          <draw:text-box>
            <text:p><text:span text:style-name="T10">取乘積</text:span></text:p>
          </draw:text-box>
        </draw:frame>
        <draw:frame draw:style-name="gr13" draw:text-style-name="P16" draw:layer="layout" svg:width="7.4cm" svg:height="1.673cm" svg:x="8.2cm" svg:y="13.942cm">
          <draw:text-box>
            <text:p><text:span text:style-name="T11">u13 = min (u1, u3)</text:span></text:p>
          </draw:text-box>
        </draw:frame>
        <draw:frame draw:style-name="gr14" draw:text-style-name="P16" draw:layer="layout" svg:width="7.4cm" svg:height="0.962cm" svg:x="8.2cm" svg:y="15.042cm">
          <draw:text-box>
            <text:p><text:span text:style-name="T11">u23 = min (u2, u3)</text:span></text:p>
          </draw:text-box>
        </draw:frame>
        <draw:frame draw:style-name="gr14" draw:text-style-name="P16" draw:layer="layout" svg:width="7.2cm" svg:height="0.962cm" svg:x="16.2cm" svg:y="13.942cm">
          <draw:text-box>
            <text:p><text:span text:style-name="T11">u14 = min (u1, u4)</text:span></text:p>
          </draw:text-box>
        </draw:frame>
        <draw:frame draw:style-name="gr14" draw:text-style-name="P16" draw:layer="layout" svg:width="7.2cm" svg:height="0.962cm" svg:x="16.2cm" svg:y="15.042cm">
          <draw:text-box>
            <text:p><text:span text:style-name="T11">u24 = min (u2, u4)</text:span></text:p>
          </draw:text-box>
        </draw:frame>
        <draw:frame draw:style-name="gr13" draw:text-style-name="P17" draw:layer="layout" svg:width="7.4cm" svg:height="1.673cm" svg:x="8.2cm" svg:y="17.942cm">
          <draw:text-box>
            <text:p><text:span text:style-name="T3">u13 = u1 x u3</text:span></text:p>
          </draw:text-box>
        </draw:frame>
        <draw:frame draw:style-name="gr14" draw:text-style-name="P17" draw:layer="layout" svg:width="7.4cm" svg:height="0.962cm" svg:x="8.2cm" svg:y="19.042cm">
          <draw:text-box>
            <text:p><text:span text:style-name="T3">u23 = u2 x u3</text:span></text:p>
          </draw:text-box>
        </draw:frame>
        <draw:frame draw:style-name="gr14" draw:text-style-name="P17" draw:layer="layout" svg:width="7.2cm" svg:height="0.962cm" svg:x="16.2cm" svg:y="17.942cm">
          <draw:text-box>
            <text:p><text:span text:style-name="T3">u14 = u1 x u4</text:span></text:p>
          </draw:text-box>
        </draw:frame>
        <draw:frame draw:style-name="gr14" draw:text-style-name="P17" draw:layer="layout" svg:width="7.2cm" svg:height="0.962cm" svg:x="16.2cm" svg:y="19.042cm">
          <draw:text-box>
            <text:p><text:span text:style-name="T3">u24 = u2 x u4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frame draw:style-name="gr2" draw:text-style-name="P4" draw:layer="layout" svg:width="1.6cm" svg:height="0.962cm" svg:x="8.701cm" svg:y="1.973cm">
          <draw:text-box>
            <text:p text:style-name="P3"><text:span text:style-name="T2">VS</text:span></text:p>
          </draw:text-box>
        </draw:frame>
        <draw:frame draw:style-name="gr2" draw:text-style-name="P5" draw:layer="layout" svg:width="1.6cm" svg:height="0.962cm" svg:x="11.701cm" svg:y="1.973cm">
          <draw:text-box>
            <text:p text:style-name="P3"><text:span text:style-name="T3">S</text:span></text:p>
          </draw:text-box>
        </draw:frame>
        <draw:frame draw:style-name="gr2" draw:text-style-name="P6" draw:layer="layout" svg:width="1.6cm" svg:height="0.962cm" svg:x="14.701cm" svg:y="1.973cm">
          <draw:text-box>
            <text:p text:style-name="P3"><text:span text:style-name="T4">M</text:span></text:p>
          </draw:text-box>
        </draw:frame>
        <draw:frame draw:style-name="gr2" draw:text-style-name="P7" draw:layer="layout" svg:width="1.6cm" svg:height="0.962cm" svg:x="17.701cm" svg:y="1.973cm">
          <draw:text-box>
            <text:p text:style-name="P3"><text:span text:style-name="T5">L</text:span></text:p>
          </draw:text-box>
        </draw:frame>
        <draw:frame draw:style-name="gr2" draw:text-style-name="P8" draw:layer="layout" svg:width="1.6cm" svg:height="0.962cm" svg:x="20.701cm" svg:y="1.973cm">
          <draw:text-box>
            <text:p text:style-name="P3"><text:span text:style-name="T6">VL</text:span></text:p>
          </draw:text-box>
        </draw:frame>
        <draw:custom-shape draw:style-name="gr3" draw:text-style-name="P9" xml:id="id3" draw:id="id3" draw:layer="layout" svg:width="0.2cm" svg:height="0.2cm" svg:x="9.4cm" svg:y="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0.2cm" svg:height="0.2cm" svg:x="12.401cm" svg:y="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0.2cm" svg:height="0.2cm" svg:x="15.401cm" svg:y="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0.2cm" svg:height="0.2cm" svg:x="18.402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0.2cm" svg:height="0.2cm" svg:x="21.403cm" svg:y="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0.2cm" svg:height="0.2cm" svg:x="21.404cm" svg:y="3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0" draw:layer="layout" svg:x1="8.9cm" svg:y1="10.973cm" svg:x2="26.1cm" svg:y2="10.973cm">
            <text:p/>
          </draw:line>
          <draw:line draw:style-name="gr4" draw:text-style-name="P10" draw:layer="layout" svg:x1="9.5cm" svg:y1="10.473cm" svg:x2="9.5cm" svg:y2="11.473cm">
            <text:p/>
          </draw:line>
          <draw:line draw:style-name="gr4" draw:text-style-name="P10" draw:layer="layout" svg:x1="12.5cm" svg:y1="10.473cm" svg:x2="12.5cm" svg:y2="11.473cm">
            <text:p/>
          </draw:line>
          <draw:line draw:style-name="gr4" draw:text-style-name="P10" draw:layer="layout" svg:x1="15.5cm" svg:y1="10.473cm" svg:x2="15.5cm" svg:y2="11.473cm">
            <text:p/>
          </draw:line>
          <draw:line draw:style-name="gr4" draw:text-style-name="P10" draw:layer="layout" svg:x1="18.5cm" svg:y1="10.473cm" svg:x2="18.5cm" svg:y2="11.473cm">
            <text:p/>
          </draw:line>
          <draw:line draw:style-name="gr4" draw:text-style-name="P10" draw:layer="layout" svg:x1="21.5cm" svg:y1="10.473cm" svg:x2="21.5cm" svg:y2="11.473cm">
            <text:p/>
          </draw:line>
          <draw:line draw:style-name="gr4" draw:text-style-name="P10" draw:layer="layout" svg:x1="24.5cm" svg:y1="10.473cm" svg:x2="24.5cm" svg:y2="11.473cm">
            <text:p/>
          </draw:line>
          <draw:frame draw:style-name="gr2" draw:text-style-name="P11" draw:layer="layout" svg:width="0.8cm" svg:height="0.962cm" svg:x="9.1cm" svg:y="11.473cm">
            <draw:text-box>
              <text:p>0</text:p>
            </draw:text-box>
          </draw:frame>
          <draw:frame draw:style-name="gr5" draw:text-style-name="P12" draw:layer="layout" svg:width="1.8cm" svg:height="1.673cm" svg:x="11.7cm" svg:y="11.473cm">
            <draw:text-box>
              <text:p text:style-name="P3">0.25</text:p>
            </draw:text-box>
          </draw:frame>
          <draw:frame draw:style-name="gr2" draw:text-style-name="P12" draw:layer="layout" svg:width="1.6cm" svg:height="0.962cm" svg:x="14.7cm" svg:y="11.473cm">
            <draw:text-box>
              <text:p text:style-name="P3">0.5</text:p>
            </draw:text-box>
          </draw:frame>
          <draw:frame draw:style-name="gr5" draw:text-style-name="P12" draw:layer="layout" svg:width="1.8cm" svg:height="1.673cm" svg:x="17.5cm" svg:y="11.473cm">
            <draw:text-box>
              <text:p text:style-name="P3">0.75</text:p>
            </draw:text-box>
          </draw:frame>
          <draw:frame draw:style-name="gr2" draw:text-style-name="P12" draw:layer="layout" svg:width="1.6cm" svg:height="0.962cm" svg:x="20.7cm" svg:y="11.473cm">
            <draw:text-box>
              <text:p text:style-name="P3">1</text:p>
            </draw:text-box>
          </draw:frame>
          <draw:custom-shape draw:style-name="gr3" draw:text-style-name="P9" draw:layer="layout" svg:width="0.2cm" svg:height="0.2cm" svg:x="9.401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12.402cm" svg:y="10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15.403cm" svg:y="1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18.404cm" svg:y="10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21.405cm" svg:y="10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0.2cm" svg:height="0.2cm" svg:x="24.406cm" svg:y="10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0" draw:layer="layout" draw:type="line" svg:x1="9.5cm" svg:y1="3.373cm" svg:x2="12.502cm" svg:y2="10.875cm" draw:start-shape="id3" draw:start-glue-point="8" svg:d="M9500 3373l3002 7502" svg:viewBox="0 0 3003 7503">
          <text:p/>
        </draw:connector>
        <draw:connector draw:style-name="gr7" draw:text-style-name="P10" xml:id="id4" draw:id="id4" draw:layer="layout" draw:type="line" svg:x1="12.5cm" svg:y1="3.373cm" svg:x2="15.502cm" svg:y2="10.875cm" svg:d="M12500 3373l3002 7502" svg:viewBox="0 0 3003 7503">
          <text:p/>
        </draw:connector>
        <draw:connector draw:style-name="gr8" draw:text-style-name="P10" draw:layer="layout" draw:type="line" svg:x1="15.5cm" svg:y1="3.373cm" svg:x2="18.502cm" svg:y2="10.875cm" svg:d="M15500 3373l3002 7502" svg:viewBox="0 0 3003 7503">
          <text:p/>
        </draw:connector>
        <draw:connector draw:style-name="gr9" draw:text-style-name="P10" draw:layer="layout" draw:type="line" svg:x1="18.5cm" svg:y1="3.373cm" svg:x2="21.502cm" svg:y2="10.875cm" svg:d="M18500 3373l3002 7502" svg:viewBox="0 0 3003 7503">
          <text:p/>
        </draw:connector>
        <draw:connector draw:style-name="gr10" draw:text-style-name="P10" draw:layer="layout" draw:type="line" svg:x1="21.5cm" svg:y1="3.273cm" svg:x2="26.179cm" svg:y2="3.311cm" svg:d="M21500 3273l4679 38" svg:viewBox="0 0 4680 39">
          <text:p/>
        </draw:connector>
        <draw:connector draw:style-name="gr7" draw:text-style-name="P10" draw:layer="layout" draw:type="line" svg:x1="12.5cm" svg:y1="3.373cm" svg:x2="9.572cm" svg:y2="10.903cm" draw:start-shape="id4" draw:start-glue-point="2" svg:d="M12500 3373l-2928 7530" svg:viewBox="0 0 2929 7531">
          <text:p/>
        </draw:connector>
        <draw:connector draw:style-name="gr8" draw:text-style-name="P10" draw:layer="layout" draw:type="line" svg:x1="15.5cm" svg:y1="3.373cm" svg:x2="12.572cm" svg:y2="10.903cm" svg:d="M15500 3373l-2928 7530" svg:viewBox="0 0 2929 7531">
          <text:p/>
        </draw:connector>
        <draw:connector draw:style-name="gr9" draw:text-style-name="P10" draw:layer="layout" draw:type="line" svg:x1="18.5cm" svg:y1="3.373cm" svg:x2="15.572cm" svg:y2="10.903cm" svg:d="M18500 3373l-2928 7530" svg:viewBox="0 0 2929 7531">
          <text:p/>
        </draw:connector>
        <draw:connector draw:style-name="gr10" draw:text-style-name="P10" draw:layer="layout" draw:type="line" svg:x1="21.5cm" svg:y1="3.373cm" svg:x2="18.572cm" svg:y2="10.903cm" svg:d="M21500 3373l-2928 7530" svg:viewBox="0 0 2929 7531">
          <text:p/>
        </draw:connector>
        <draw:custom-shape draw:style-name="gr1" draw:text-style-name="P19" draw:layer="layout" svg:width="7cm" svg:height="3.4cm" svg:x="1.002cm" svg:y="0.827cm">
          <text:p text:style-name="P3"><text:span text:style-name="T12">舉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2cm" svg:height="0.2cm" svg:x="13.002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1" draw:layer="layout" svg:width="0.2cm" svg:height="0.2cm" svg:x="13.003cm" svg:y="9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2cm" svg:height="0.2cm" svg:x="17.603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2cm" svg:height="0.2cm" svg:x="17.604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2" draw:layer="layout" svg:width="2.4cm" svg:height="1.361cm" svg:x="12.9cm" svg:y="3.6cm">
          <draw:text-box>
            <text:p text:style-name="P3"><text:span text:style-name="T13">u1</text:span></text:p>
            <text:p text:style-name="P3"><text:span text:style-name="T13">S = 0.8</text:span></text:p>
          </draw:text-box>
        </draw:frame>
        <draw:frame draw:style-name="gr19" draw:text-style-name="P22" draw:layer="layout" svg:width="2.4cm" svg:height="1.361cm" svg:x="12.7cm" svg:y="9.1cm">
          <draw:text-box>
            <text:p text:style-name="P3"><text:span text:style-name="T13">u2</text:span></text:p>
            <text:p text:style-name="P3"><text:span text:style-name="T13">M = 0.2</text:span></text:p>
          </draw:text-box>
        </draw:frame>
        <draw:frame draw:style-name="gr20" draw:text-style-name="P23" draw:layer="layout" svg:width="1.8cm" svg:height="1.195cm" svg:x="12.3cm" svg:y="0.773cm">
          <draw:text-box>
            <text:p text:style-name="P3"><text:span text:style-name="T14">X</text:span><text:span text:style-name="T15">1</text:span></text:p>
          </draw:text-box>
        </draw:frame>
        <draw:frame draw:style-name="gr20" draw:text-style-name="P24" draw:layer="layout" svg:width="1.8cm" svg:height="1.195cm" svg:x="16.7cm" svg:y="0.775cm">
          <draw:text-box>
            <text:p text:style-name="P3"><text:span text:style-name="T16">X</text:span><text:span text:style-name="T17">2</text:span></text:p>
          </draw:text-box>
        </draw:frame>
        <draw:frame draw:style-name="gr19" draw:text-style-name="P22" draw:layer="layout" svg:width="2.4cm" svg:height="1.361cm" svg:x="17.3cm" svg:y="4.9cm">
          <draw:text-box>
            <text:p text:style-name="P3"><text:span text:style-name="T13">u4</text:span></text:p>
            <text:p text:style-name="P3"><text:span text:style-name="T13">L = 0.7</text:span></text:p>
          </draw:text-box>
        </draw:frame>
        <draw:frame draw:style-name="gr19" draw:text-style-name="P22" draw:layer="layout" svg:width="2.4cm" svg:height="1.361cm" svg:x="15.9cm" svg:y="8.8cm">
          <draw:text-box>
            <text:p text:style-name="P3"><text:span text:style-name="T13">u3</text:span></text:p>
            <text:p text:style-name="P3"><text:span text:style-name="T13">M = 0.3</text:span></text:p>
          </draw:text-box>
        </draw:frame>
        <draw:frame draw:style-name="gr12" draw:text-style-name="P14" draw:layer="layout" svg:width="4.2cm" svg:height="1.242cm" svg:x="0.9cm" svg:y="12.9cm">
          <draw:text-box>
            <text:p><text:span text:style-name="T9">取最小</text:span></text:p>
          </draw:text-box>
        </draw:frame>
        <draw:frame draw:style-name="gr12" draw:text-style-name="P15" draw:layer="layout" svg:width="4.2cm" svg:height="1.242cm" svg:x="0.9cm" svg:y="16.8cm">
          <draw:text-box>
            <text:p><text:span text:style-name="T10">取乘積</text:span></text:p>
          </draw:text-box>
        </draw:frame>
        <draw:frame draw:style-name="gr13" draw:text-style-name="P16" draw:layer="layout" svg:width="11.8cm" svg:height="1.673cm" svg:x="1.8cm" svg:y="13.942cm">
          <draw:text-box>
            <text:p><text:span text:style-name="T11">u13 = min (u1, u3)</text:span><text:span text:style-name="T18"> </text:span><text:span text:style-name="T18">= min (0.8, 0.3) = </text:span><text:span text:style-name="T18">0.3</text:span></text:p>
          </draw:text-box>
        </draw:frame>
        <draw:frame draw:style-name="gr13" draw:text-style-name="P16" draw:layer="layout" svg:width="11.8cm" svg:height="1.673cm" svg:x="1.8cm" svg:y="15.042cm">
          <draw:text-box>
            <text:p><text:span text:style-name="T11">u23 = min (u2, u3)</text:span><text:span text:style-name="T18"> </text:span><text:span text:style-name="T18">= min (0.2, 0.3) = </text:span><text:span text:style-name="T18">0.2</text:span></text:p>
          </draw:text-box>
        </draw:frame>
        <draw:frame draw:style-name="gr14" draw:text-style-name="P16" draw:layer="layout" svg:width="13.1cm" svg:height="0.962cm" svg:x="14.3cm" svg:y="13.942cm">
          <draw:text-box>
            <text:p><text:span text:style-name="T11">u14 = min (u1, u4)</text:span><text:span text:style-name="T18"> </text:span><text:span text:style-name="T18">= min (0.8, 0.7) = </text:span><text:span text:style-name="T18">0.7</text:span></text:p>
          </draw:text-box>
        </draw:frame>
        <draw:frame draw:style-name="gr14" draw:text-style-name="P16" draw:layer="layout" svg:width="13.1cm" svg:height="0.962cm" svg:x="14.3cm" svg:y="15.042cm">
          <draw:text-box>
            <text:p><text:span text:style-name="T11">u24 = min (u2, u4)</text:span><text:span text:style-name="T18"> </text:span><text:span text:style-name="T18">= min (0.2, 0.7) = </text:span><text:span text:style-name="T18">0.2</text:span></text:p>
          </draw:text-box>
        </draw:frame>
        <draw:frame draw:style-name="gr13" draw:text-style-name="P17" draw:layer="layout" svg:width="10.8cm" svg:height="1.673cm" svg:x="1.8cm" svg:y="17.942cm">
          <draw:text-box>
            <text:p><text:span text:style-name="T3">u13 = u1 x u3</text:span><text:span text:style-name="T18"> = </text:span><text:span text:style-name="T18">0.8 x 0.3 = 0.24</text:span></text:p>
          </draw:text-box>
        </draw:frame>
        <draw:frame draw:style-name="gr13" draw:text-style-name="P17" draw:layer="layout" svg:width="9.8cm" svg:height="1.673cm" svg:x="1.8cm" svg:y="19.042cm">
          <draw:text-box>
            <text:p><text:span text:style-name="T3">u23 = u2 x u3</text:span><text:span text:style-name="T18"> = </text:span><text:span text:style-name="T18">0.2 x 0.3 = 0.06</text:span></text:p>
          </draw:text-box>
        </draw:frame>
        <draw:frame draw:style-name="gr14" draw:text-style-name="P17" draw:layer="layout" svg:width="11.7cm" svg:height="0.962cm" svg:x="14.3cm" svg:y="17.942cm">
          <draw:text-box>
            <text:p><text:span text:style-name="T3">u14 = u1 x u4</text:span><text:span text:style-name="T18"> = </text:span><text:span text:style-name="T18">0.8 x 0.7 = 0.56</text:span></text:p>
          </draw:text-box>
        </draw:frame>
        <draw:frame draw:style-name="gr14" draw:text-style-name="P17" draw:layer="layout" svg:width="11.9cm" svg:height="0.962cm" svg:x="14.3cm" svg:y="19.042cm">
          <draw:text-box>
            <text:p><text:span text:style-name="T3">u24 = u2 x u4</text:span><text:span text:style-name="T18"> = </text:span><text:span text:style-name="T18">0.2 x 0.7 = 0.14</text:span></text:p>
          </draw:text-box>
        </draw:frame>
        <draw:g>
          <draw:frame draw:style-name="gr20" draw:text-style-name="P24" draw:layer="layout" svg:width="1.8cm" svg:height="1.195cm" svg:x="0.8cm" svg:y="7.674cm">
            <draw:text-box>
              <text:p text:style-name="P3"><text:span text:style-name="T16">X</text:span><text:span text:style-name="T17">2</text:span></text:p>
            </draw:text-box>
          </draw:frame>
          <draw:frame draw:style-name="gr20" draw:text-style-name="P23" draw:layer="layout" svg:width="1.8cm" svg:height="1.195cm" svg:x="0.8cm" svg:y="6.674cm">
            <draw:text-box>
              <text:p text:style-name="P3"><text:span text:style-name="T14">X</text:span><text:span text:style-name="T15">1</text:span></text:p>
            </draw:text-box>
          </draw:frame>
          <draw:frame draw:style-name="gr14" draw:text-style-name="P25" draw:layer="layout" svg:width="5.9cm" svg:height="0.962cm" svg:x="2.6cm" svg:y="6.9cm">
            <draw:text-box>
              <text:p><text:span text:style-name="T19">S = 0.8</text:span><text:span text:style-name="T19">、</text:span><text:span text:style-name="T19">M = 0.2</text:span></text:p>
            </draw:text-box>
          </draw:frame>
          <draw:frame draw:style-name="gr14" draw:text-style-name="P25" draw:layer="layout" svg:width="5.9cm" svg:height="0.962cm" svg:x="2.6cm" svg:y="7.889cm">
            <draw:text-box>
              <text:p><text:span text:style-name="T19">M = 0.3</text:span><text:span text:style-name="T19">、</text:span><text:span text:style-name="T19">L = 0.7</text:span></text:p>
            </draw:text-box>
          </draw:frame>
          <draw:custom-shape draw:style-name="gr21" draw:text-style-name="P10" draw:layer="layout" svg:width="7.6cm" svg:height="3.4cm" svg:x="0.8cm" svg:y="6.1cm">
            <text:p/>
            <draw:enhanced-geometry svg:viewBox="0 0 21600 21600" draw:type="rectangle" draw:enhanced-path="M 0 0 L 21600 0 21600 21600 0 21600 0 0 Z N"/>
          </draw:custom-shape>
        </draw:g>
        <draw:connector draw:style-name="gr22" draw:text-style-name="P3" draw:layer="layout" svg:x1="13.072cm" svg:y1="1.945cm" svg:x2="13.073cm" svg:y2="10.945cm" svg:d="M13072 1945v4500h1v4500" svg:viewBox="0 0 2 9001">
          <text:p/>
        </draw:connector>
        <draw:connector draw:style-name="gr23" draw:text-style-name="P3" draw:layer="layout" svg:x1="17.673cm" svg:y1="1.945cm" svg:x2="17.674cm" svg:y2="10.945cm" svg:d="M17673 1945v4500h1v4500" svg:viewBox="0 0 2 9001">
          <text:p/>
        </draw:connector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30T17:02:04.520777939</dc:date>
    <meta:editing-duration>PT2H19M44S</meta:editing-duration>
    <meta:editing-cycles>29</meta:editing-cycles>
    <meta:generator>LibreOffice/5.2.5.1$Linux_X86_64 LibreOffice_project/0312e1a284a7d50ca85a365c316c7abbf20a4d22</meta:generator>
    <meta:document-statistic meta:object-count="146"/>
  </office:meta>
</office:document-meta>
</file>